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eca" officeooo:paragraph-rsid="00002eca"/>
    </style:style>
    <style:style style:name="P2" style:family="paragraph" style:parent-style-name="Standard">
      <style:text-properties officeooo:rsid="00002eca" officeooo:paragraph-rsid="0002dd40"/>
    </style:style>
    <style:style style:name="P3" style:family="paragraph" style:parent-style-name="Standard">
      <style:text-properties officeooo:rsid="00004682" officeooo:paragraph-rsid="0002dd40"/>
    </style:style>
    <style:style style:name="P4" style:family="paragraph" style:parent-style-name="Standard">
      <style:text-properties officeooo:rsid="00059d6c" officeooo:paragraph-rsid="00059d6c"/>
    </style:style>
    <style:style style:name="P5" style:family="paragraph" style:parent-style-name="Standard">
      <style:text-properties officeooo:rsid="0006d866" officeooo:paragraph-rsid="0006d866"/>
    </style:style>
    <style:style style:name="P6" style:family="paragraph" style:parent-style-name="Standard">
      <style:text-properties officeooo:rsid="000822d7" officeooo:paragraph-rsid="000822d7"/>
    </style:style>
    <style:style style:name="T1" style:family="text">
      <style:text-properties officeooo:rsid="000046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 Missing what s and v belong to...</text:p>
      <text:p text:style-name="P1"/>
      <text:p text:style-name="P1">20-21 double..</text:p>
      <text:p text:style-name="P1"/>
      <text:p text:style-name="P1">look up how to linearise c*x</text:p>
      <text:p text:style-name="P1"/>
      <text:p text:style-name="P1">be consistent with index notation!! around 17-20..<text:tab/></text:p>
      <text:p text:style-name="P1"/>
      <text:p text:style-name="P2">Take some time t<text:span text:style-name="T1">o linearise the objective function using ahmads concept..</text:span></text:p>
      <text:p text:style-name="P3">a non-linear function..</text:p>
      <text:p text:style-name="P3"/>
      <text:p text:style-name="P3"/>
      <text:p text:style-name="P4">Pick a reference format and be consistent,</text:p>
      <text:p text:style-name="P4"/>
      <text:p text:style-name="P4">go through Problem formulation again, be consistent with Capitals etc.</text:p>
      <text:p text:style-name="P4"/>
      <text:p text:style-name="P4">That model was basically wrong. </text:p>
      <text:p text:style-name="P4"/>
      <text:p text:style-name="P4">The only thing we have is total length. The cost might be different on each leg. We wanted to have a cost structure.</text:p>
      <text:p text:style-name="P4"/>
      <text:p text:style-name="P5">Finish until after chistmas: Write the cost structure properly for ahmads reference. Write also a table to show the different examples. Show the most comprehensive one. </text:p>
      <text:p text:style-name="P5"/>
      <text:p text:style-name="P6">For 319: Go for this model and present, </text:p>
      <text:p text:style-name="P6"/>
      <text:p text:style-name="P6">The AMPL implementation. Not for now. We make an instance very small, handleable by hand. See if the model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2:03:34.281615101</meta:creation-date>
    <dc:date>2018-11-29T17:53:14.916853995</dc:date>
    <meta:editing-duration>PT5H23M2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136" meta:character-count="807" meta:non-whitespace-character-count="680"/>
  </office:meta>
</office:document-meta>
</file>